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sample Open Office document, written in NeoOffice 2.2.1 for<text:s/>the Mac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680m18$Build-9161</meta:generator>
    <meta:creation-date>2007-09-14T11:06:08</meta:creation-date>
    <dc:date>2007-09-14T11:07:10</dc:date>
    <dc:language>en-US</dc:language>
    <meta:editing-cycles>2</meta:editing-cycles>
    <meta:editing-duration>PT1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4" meta:character-count="78"/>
  </office:meta>
</office:document-meta>
</file>